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cm" fo:border-left="none" fo:border-right="0.05pt solid #000000" fo:border-top="0.05pt solid #000000" fo:border-bottom="0.05pt solid #000000" style:writing-mode="page"/>
    </style:style>
    <style:style style:name="Tabela1.A2" style:family="table-cell">
      <style:table-cell-properties fo:padding="0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cm" fo:border-left="none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147cm" style:rel-column-width="4619*"/>
    </style:style>
    <style:style style:name="Tabela2.B" style:family="table-column">
      <style:table-column-properties style:column-width="8.853cm" style:rel-column-width="5019*"/>
    </style:style>
    <style:style style:name="Tabela2.A1" style:family="table-cell">
      <style:table-cell-properties fo:padding="0cm" fo:border="none" style:writing-mode="page"/>
    </style:style>
    <style:style style:name="Tabela2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2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Times New Roman" officeooo:rsid="001292c9" officeooo:paragraph-rsid="001292c9"/>
    </style:style>
    <style:style style:name="P2" style:family="paragraph" style:parent-style-name="Standard">
      <style:text-properties style:font-name="Times New Roman" fo:font-weight="bold" officeooo:rsid="001292c9" officeooo:paragraph-rsid="001292c9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1292c9" officeooo:paragraph-rsid="001292c9" style:font-size-asian="14pt" style:font-size-complex="14pt"/>
    </style:style>
    <style:style style:name="P4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officeooo:paragraph-rsid="001292c9" style:font-size-asian="12pt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292c9" style:font-size-asian="12pt" style:font-style-asian="normal" style:font-weight-asian="normal" style:font-size-complex="12pt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292c9" style:font-size-asian="12pt" style:font-size-complex="12pt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36b2a" style:font-size-asian="12pt" style:font-size-complex="12pt"/>
    </style:style>
    <style:style style:name="P8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36b2a" style:font-size-asian="12pt" style:font-style-asian="normal" style:font-weight-asian="normal" style:font-size-complex="12pt"/>
    </style:style>
    <style:style style:name="P9" style:family="paragraph" style:parent-style-name="Standard">
      <style:text-properties style:font-name="Times New Roman" fo:font-size="12pt" officeooo:rsid="001292c9" officeooo:paragraph-rsid="001292c9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455f6" officeooo:paragraph-rsid="001455f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1455f6" officeooo:paragraph-rsid="001455f6" style:font-size-asian="12pt" style:font-size-complex="12pt"/>
    </style:style>
    <style:style style:name="P12" style:family="paragraph" style:parent-style-name="Standard">
      <style:paragraph-properties fo:margin-top="0.101cm" fo:margin-bottom="0.101cm" style:contextual-spacing="false" fo:line-height="200%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top="0.101cm" fo:margin-bottom="0.101cm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Times New Roman" fo:font-size="12pt" officeooo:rsid="001455f6" officeooo:paragraph-rsid="001455f6" style:font-size-asian="12pt" style:font-size-complex="12pt"/>
    </style:style>
    <style:style style:name="P15" style:family="paragraph" style:parent-style-name="Table_20_Contents"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loext:opacity="100%" style:font-name="Times New Roman" fo:font-size="12pt" fo:font-style="normal" fo:font-weight="normal" officeooo:paragraph-rsid="001292c9" style:font-size-asian="12pt" style:font-style-asian="normal" style:font-weight-asian="norm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color="#000000" loext:opacity="100%" fo:font-style="normal" fo:font-weight="normal" style:font-style-asian="normal" style:font-weight-asian="normal"/>
    </style:style>
    <style:style style:name="T4" style:family="text">
      <style:text-properties fo:font-style="normal" style:font-style-asian="normal"/>
    </style:style>
    <style:style style:name="T5" style:family="text">
      <style:text-properties fo:color="#000000" loext:opacity="100%" style:font-name="Times New Roman" fo:font-size="12pt" fo:font-style="normal" style:font-size-asian="12pt" style:font-style-asian="normal" style:font-size-complex="12pt"/>
    </style:style>
    <style:style style:name="T6" style:family="text">
      <style:text-properties officeooo:rsid="0016ee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 <text:span text:style-name="T1">AtributosBasicos</text:span></text:p>
      <text:p text:style-name="P1"/>
      <text:p text:style-name="P2">Construtores:</text:p>
      <text:p text:style-name="P1"><text:tab/>AbtributosBasicos() - Java</text:p>
      <text:p text:style-name="P1"><text:tab/>AtributosBasicos(int … nivel, forca, inteligencia, estamina, mana) – Java, python</text:p>
      <text:p text:style-name="P1"/>
      <text:p text:style-name="P2">Atributos: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Java</text:p>
          </table:table-cell>
          <table:table-cell table:style-name="Tabela1.B1" office:value-type="string">
            <text:p text:style-name="P3">Python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nivel</text:span><text:span text:style-name="T2">;</text:span></text:p>
          </table:table-cell>
          <table:table-cell table:style-name="Tabela1.B2" office:value-type="string">
            <text:p text:style-name="P5">self.nivel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forca</text:span><text:span text:style-name="T2">;</text:span></text:p>
          </table:table-cell>
          <table:table-cell table:style-name="Tabela1.B2" office:value-type="string">
            <text:p text:style-name="P5">self.forca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inteligencia</text:span><text:span text:style-name="T2">;</text:span></text:p>
          </table:table-cell>
          <table:table-cell table:style-name="Tabela1.B2" office:value-type="string">
            <text:p text:style-name="P5">self.inteligencia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base_player </text:span><text:span text:style-name="T2">= </text:span><text:span text:style-name="T2">50</text:span><text:span text:style-name="T2">;</text:span></text:p>
          </table:table-cell>
          <table:table-cell table:style-name="Tabela1.B2" office:value-type="string">
            <text:p text:style-name="P5">self.base_player = 50</text:p>
          </table:table-cell>
        </table:table-row>
        <table:table-row>
          <table:table-cell table:style-name="Tabela1.A2" office:value-type="string">
            <text:p text:style-name="P6"><text:span text:style-name="T3">private int </text:span><text:span text:style-name="T3">estaminaBase</text:span><text:span text:style-name="T3">;</text:span></text:p>
          </table:table-cell>
          <table:table-cell table:style-name="Tabela1.B2" office:value-type="string">
            <text:p text:style-name="P5">self.estaminaBase</text:p>
          </table:table-cell>
        </table:table-row>
        <table:table-row>
          <table:table-cell table:style-name="Tabela1.A2" office:value-type="string">
            <text:p text:style-name="P7"><text:span text:style-name="T3">private int </text:span><text:span text:style-name="T3">estamina</text:span><text:span text:style-name="T3">;</text:span></text:p>
          </table:table-cell>
          <table:table-cell table:style-name="Tabela1.B2" office:value-type="string">
            <text:p text:style-name="P8">self.estamina</text:p>
          </table:table-cell>
        </table:table-row>
        <table:table-row>
          <table:table-cell table:style-name="Tabela1.A2" office:value-type="string">
            <text:p text:style-name="P7"><text:span text:style-name="T3">private int </text:span><text:span text:style-name="T3">manaBase</text:span><text:span text:style-name="T3">;</text:span></text:p>
          </table:table-cell>
          <table:table-cell table:style-name="Tabela1.B2" office:value-type="string">
            <text:p text:style-name="P8">self.manaBase</text:p>
          </table:table-cell>
        </table:table-row>
        <table:table-row>
          <table:table-cell table:style-name="Tabela1.A2" office:value-type="string">
            <text:p text:style-name="P7"><text:span text:style-name="T3">private int </text:span><text:span text:style-name="T3">mana</text:span><text:span text:style-name="T3">;</text:span></text:p>
          </table:table-cell>
          <table:table-cell table:style-name="Tabela1.B2" office:value-type="string">
            <text:p text:style-name="P8">self.mana</text:p>
          </table:table-cell>
        </table:table-row>
      </table:table>
      <text:p text:style-name="P1"/>
      <text:p text:style-name="P9"/>
      <text:p text:style-name="P10">Métodos:</text:p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Java</text:p>
          </table:table-cell>
          <table:table-cell table:style-name="Tabela2.A1" office:value-type="string">
            <text:p text:style-name="P11">Python</text:p>
          </table:table-cell>
        </table:table-row>
        <table:table-row>
          <table:table-cell table:style-name="Tabela2.A2" office:value-type="string">
            <text:p text:style-name="P12"><text:span text:style-name="T4">public int </text:span><text:span text:style-name="T4">setAtributos</text:span><text:span text:style-name="T4">(</text:span><text:span text:style-name="T4">int </text:span><text:span text:style-name="T4">valor)</text:span></text:p>
          </table:table-cell>
          <table:table-cell table:style-name="Tabela2.B2" office:value-type="string">
            <text:p text:style-name="P13">setAtributos(self, valor)</text:p>
          </table:table-cell>
        </table:table-row>
        <table:table-row>
          <table:table-cell table:style-name="Tabela2.A1" office:value-type="string">
            <text:p text:style-name="P14">Função usada para configurar setEstaminaBase e setManaBase, não é usada para outras finalidades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2"><text:span text:style-name="T4">public void </text:span><text:span text:style-name="T4">setEstaminaBase</text:span><text:span text:style-name="T4">()</text:span></text:p>
          </table:table-cell>
          <table:table-cell table:style-name="Tabela2.B2" office:value-type="string">
            <text:p text:style-name="P13">setEstaminaBase(self)</text:p>
          </table:table-cell>
        </table:table-row>
        <table:table-row>
          <table:table-cell table:style-name="Tabela2.A5" office:value-type="string">
            <text:p text:style-name="P16"><text:span text:style-name="T5">public int </text:span><text:span text:style-name="T5">getEstaminaBase</text:span><text:span text:style-name="T5">()</text:span></text:p>
          </table:table-cell>
          <table:table-cell table:style-name="Tabela2.B5" office:value-type="string">
            <text:p text:style-name="P13">getEstaminaBase(self<text:span text:style-name="T6">)</text:span></text:p>
          </table:table-cell>
        </table:table-row>
        <table:table-row>
          <table:table-cell table:style-name="Tabela2.A1" office:value-type="string">
            <text:p text:style-name="P17"/>
          </table:table-cell>
          <table:table-cell table:style-name="Tabela2.A1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12"><text:span text:style-name="T4">public void </text:span><text:span text:style-name="T4">setEstamina</text:span><text:span text:style-name="T4">(</text:span><text:span text:style-name="T4">int </text:span><text:span text:style-name="T4">valor)</text:span></text:p>
          </table:table-cell>
          <table:table-cell table:style-name="Tabela2.B2" office:value-type="string">
            <text:p text:style-name="P13">setEstamina(self, estamina)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Estamina</text:span><text:span text:style-name="T4">()</text:span></text:p>
          </table:table-cell>
          <table:table-cell table:style-name="Tabela2.B5" office:value-type="string">
            <text:p text:style-name="P20">getEstamina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<text:span text:style-name="T4">public void </text:span><text:span text:style-name="T4">setManaBase</text:span><text:span text:style-name="T4">()</text:span></text:p>
          </table:table-cell>
          <table:table-cell table:style-name="Tabela2.B2" office:value-type="string">
            <text:p text:style-name="P21">setManaBase(self)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ManaBase</text:span><text:span text:style-name="T4">()</text:span></text:p>
          </table:table-cell>
          <table:table-cell table:style-name="Tabela2.B5" office:value-type="string">
            <text:p text:style-name="P21">getManaBase(self)</text:p>
          </table:table-cell>
        </table:table-row>
        <text:soft-page-break/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</table:table>
      <text:p text:style-name="P10"/>
      <text:p text:style-name="P22"><text:span text:style-name="T3"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8:35:55.078686300</meta:creation-date>
    <dc:date>2025-04-23T19:26:26.928140300</dc:date>
    <meta:editing-duration>PT29M16S</meta:editing-duration>
    <meta:editing-cycles>6</meta:editing-cycles>
    <meta:generator>LibreOffice/25.2.2.2$Windows_X86_64 LibreOffice_project/7370d4be9e3cf6031a51beef54ff3bda878e3fac</meta:generator>
    <meta:document-statistic meta:table-count="2" meta:image-count="0" meta:object-count="0" meta:page-count="2" meta:paragraph-count="41" meta:word-count="102" meta:character-count="905" meta:non-whitespace-character-count="841"/>
  </office:meta>
</office:document-meta>
</file>